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.172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number-columns-repeated="10"/>
          <table:table-cell office:value-type="string" calcext:value-type="string">
            <text:p>OT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VP_SA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W_MJ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<text:s/>MJ_W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VG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T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OS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IR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K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T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NT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LT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NTV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AY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CA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7-02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7-02T14:48:12.398000000</meta:creation-date>
    <dc:date>2015-07-02T16:33:07.047000000</dc:date>
    <meta:editing-duration>PT1H29M45S</meta:editing-duration>
    <meta:editing-cycles>2</meta:editing-cycles>
    <meta:generator>LibreOffice/4.3.5.2$Windows_x86 LibreOffice_project/3a87456aaa6a95c63eea1c1b3201acedf0751bd5</meta:generator>
    <meta:document-statistic meta:table-count="1" meta:cell-count="18" meta:object-count="0"/>
  </office:meta>
</office:document-meta>
</file>